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6F00000076106C46F6.eps" manifest:media-type=""/>
  <manifest:file-entry manifest:full-path="Pictures/20000001000001EF000000D851F8367C.svm" manifest:media-type=""/>
  <manifest:file-entry manifest:full-path="Pictures/20000001000001CD00000129C4F4D402.svm" manifest:media-type=""/>
  <manifest:file-entry manifest:full-path="Pictures/20000001000001F7000000D89EF8F9DD.svm" manifest:media-type=""/>
  <manifest:file-entry manifest:full-path="Pictures/20000001000003AF000000E534D20A41.svm" manifest:media-type=""/>
  <manifest:file-entry manifest:full-path="Pictures/20000001000004F4000000FED17407E5.svm" manifest:media-type=""/>
  <manifest:file-entry manifest:full-path="Pictures/10000000000000200000002000309F1C.png" manifest:media-type="image/png"/>
  <manifest:file-entry manifest:full-path="Pictures/20000001000004F400000164C283B20A.svm" manifest:media-type=""/>
  <manifest:file-entry manifest:full-path="Pictures/200000010000039A000000FE4BEAB6C3.svm" manifest:media-type=""/>
  <manifest:file-entry manifest:full-path="Pictures/20000001000003D500000131AAE266EA.svm" manifest:media-type=""/>
  <manifest:file-entry manifest:full-path="Pictures/20000001000000ED000000D877E400B4.svm" manifest:media-type=""/>
  <manifest:file-entry manifest:full-path="Pictures/20000001000004F8000000FED9653602.svm" manifest:media-type=""/>
  <manifest:file-entry manifest:full-path="Pictures/200000010000062000000135416E444A.svm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g_m 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C \mathbin{\|} 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SI{3.333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SI{5.18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SI{3.6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C_{b'e}+C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\SI{594}{\pico \fara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9.385cm" svg:height="1.777cm" svg:x="1.808cm" svg:y="0.661cm">
          <draw:image xlink:href="Pictures/200000020000026F00000076106C46F6.eps" xlink:type="simple" xlink:show="embed" xlink:actuate="onLoad">
            <text:p/>
          </draw:image>
        </draw:frame>
        <draw:frame draw:style-name="gr2" draw:text-style-name="P1" draw:layer="layout" svg:width="0.299cm" svg:height="0.258cm" svg:x="1.543cm" svg:y="1.214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283cm" svg:height="0.258cm" svg:x="3.156cm" svg:y="0.402cm">
          <draw:image xlink:href="Pictures/20000001000000ED000000D877E400B4.svm" xlink:type="simple" xlink:show="embed" xlink:actuate="onLoad">
            <text:p/>
          </draw:image>
        </draw:frame>
        <draw:frame draw:style-name="gr4" draw:text-style-name="P1" draw:layer="layout" svg:width="0.552cm" svg:height="0.355cm" svg:x="3.174cm" svg:y="1.297cm">
          <draw:image xlink:href="Pictures/20000001000001CD00000129C4F4D402.svm" xlink:type="simple" xlink:show="embed" xlink:actuate="onLoad">
            <text:p/>
          </draw:image>
        </draw:frame>
        <draw:frame draw:style-name="gr5" draw:text-style-name="P1" draw:layer="layout" svg:width="0.593cm" svg:height="0.258cm" svg:x="4.873cm" svg:y="1.345cm">
          <draw:image xlink:href="Pictures/20000001000001EF000000D851F8367C.svm" xlink:type="simple" xlink:show="embed" xlink:actuate="onLoad">
            <text:p/>
          </draw:image>
        </draw:frame>
        <draw:frame draw:style-name="gr6" draw:text-style-name="P1" draw:layer="layout" svg:width="1.13cm" svg:height="0.274cm" svg:x="8.573cm" svg:y="1.32cm">
          <draw:image xlink:href="Pictures/20000001000003AF000000E534D20A41.svm" xlink:type="simple" xlink:show="embed" xlink:actuate="onLoad">
            <text:p/>
          </draw:image>
        </draw:frame>
        <draw:frame draw:style-name="gr7" draw:text-style-name="P1" draw:layer="layout" svg:width="1.52cm" svg:height="0.426cm" svg:x="10.967cm" svg:y="1.261cm">
          <draw:image xlink:href="Pictures/20000001000004F400000164C283B20A.svm" xlink:type="simple" xlink:show="embed" xlink:actuate="onLoad">
            <text:p/>
          </draw:image>
        </draw:frame>
        <draw:frame draw:style-name="gr8" draw:text-style-name="P1" draw:layer="layout" svg:width="0.406cm" svg:height="0.253cm" svg:x="11.184cm" svg:y="0.706cm">
          <draw:image xlink:href="Pictures/2000000100000153000000D433F21394.svm" xlink:type="simple" xlink:show="embed" xlink:actuate="onLoad">
            <text:p/>
          </draw:image>
        </draw:frame>
        <draw:frame draw:style-name="gr9" draw:text-style-name="P1" draw:layer="layout" svg:width="0.602cm" svg:height="0.258cm" svg:x="5.775cm" svg:y="0.496cm">
          <draw:image xlink:href="Pictures/20000001000001F7000000D89EF8F9DD.svm" xlink:type="simple" xlink:show="embed" xlink:actuate="onLoad">
            <text:p/>
          </draw:image>
        </draw:frame>
        <draw:frame draw:style-name="gr10" draw:text-style-name="P1" draw:layer="layout" svg:width="1.525cm" svg:height="0.304cm" svg:x="10.964cm" svg:y="1.872cm">
          <draw:image xlink:href="Pictures/20000001000004F8000000FED9653602.svm" xlink:type="simple" xlink:show="embed" xlink:actuate="onLoad">
            <text:p/>
          </draw:image>
        </draw:frame>
        <draw:frame draw:style-name="gr11" draw:text-style-name="P1" draw:layer="layout" svg:width="1.52cm" svg:height="0.304cm" svg:x="2.293cm" svg:y="1.872cm">
          <draw:image xlink:href="Pictures/20000001000004F4000000FED17407E5.svm" xlink:type="simple" xlink:show="embed" xlink:actuate="onLoad">
            <text:p/>
          </draw:image>
        </draw:frame>
        <draw:frame draw:style-name="gr12" draw:text-style-name="P1" draw:layer="layout" svg:width="1.105cm" svg:height="0.304cm" svg:x="4.352cm" svg:y="1.872cm">
          <draw:image xlink:href="Pictures/200000010000039A000000FE4BEAB6C3.svm" xlink:type="simple" xlink:show="embed" xlink:actuate="onLoad">
            <text:p/>
          </draw:image>
        </draw:frame>
        <draw:frame draw:style-name="gr13" draw:text-style-name="P1" draw:layer="layout" svg:width="1.88cm" svg:height="0.37cm" svg:x="6.573cm" svg:y="0.951cm">
          <draw:image xlink:href="Pictures/200000010000062000000135416E444A.svm" xlink:type="simple" xlink:show="embed" xlink:actuate="onLoad">
            <text:p/>
          </draw:image>
        </draw:frame>
        <draw:frame draw:style-name="gr14" draw:text-style-name="P1" draw:layer="layout" svg:width="1.176cm" svg:height="0.365cm" svg:x="6.509cm" svg:y="1.811cm">
          <draw:image xlink:href="Pictures/20000001000003D500000131AAE266E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2.7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23T14:19:19</meta:creation-date>
    <meta:editing-duration>PT25M44S</meta:editing-duration>
    <meta:editing-cycles>5</meta:editing-cycles>
    <meta:generator>LibreOffice/3.3$Linux LibreOffice_project/330m19$Build-401</meta:generator>
    <dc:title>kkkFigures</dc:title>
    <meta:initial-creator>kkk </meta:initial-creator>
    <dc:date>2014-08-23T14:45:02</dc:date>
    <dc:creator>kkk </dc:creator>
    <meta:document-statistic meta:object-count="14"/>
    <meta:template xlink:type="simple" xlink:actuate="onRequest" xlink:title="kkkFigures" xlink:href="../../../../../.libreoffice/3/user/template/kkkFigures.otg" meta:date="2014-08-23T14:19:19"/>
  </office:meta>
</office:document-meta>
</file>